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3cm"/>
    </style:style>
    <style:style style:name="gr5" style:family="graphic" style:parent-style-name="standard">
      <style:graphic-properties draw:stroke="none" svg:stroke-color="#000000" draw:fill="none" draw:fill-color="#ffffff" fo:min-height="1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Arial" style:font-style-name="Regular" style:font-family-generic="swiss" fo:font-size="30pt" style:font-family-asian="Arial" style:font-style-name-asian="Regular" style:font-family-generic-asian="swiss" style:font-size-asian="30pt" style:font-family-complex="Arial" style:font-style-name-complex="Regular" style:font-family-generic-complex="swiss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family="Arial" style:font-family-generic="roman" style:font-pitch="variable" fo:font-size="30pt" style:font-family-asian="Arial" style:font-style-name-asian="Regular" style:font-family-generic-asian="swiss" style:font-size-asian="30pt" style:font-family-complex="Arial" style:font-style-name-complex="Regular" style:font-family-generic-complex="swiss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6.97cm" svg:height="3.529cm" svg:x="12.342cm" svg:y="3.295cm">
          <text:p text:style-name="P1">Plant<text:line-break/>(M, C, K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889cm" svg:height="2.083cm" svg:x="3.356cm" svg:y="1cm">
          <text:p text:style-name="P1">External <text:line-break/>Excitation, f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11cm" svg:height="2.697cm" svg:x="3.251cm" svg:y="11.765cm">
          <text:p text:style-name="P1">V<text:span text:style-name="T2">0</text:span> + <text:span text:style-name="T3">s</text:span>V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404cm" svg:height="2.614cm" svg:x="12.014cm" svg:y="11.81cm">
          <text:p text:style-name="P1">Controller<text:line-break/>(M<text:span text:style-name="T1">D</text:span>, C<text:span text:style-name="T1">D</text:span>, K<text:span text:style-name="T1">D</text:span>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753cm" svg:height="2.642cm" svg:x="22.801cm" svg:y="8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125cm" svg:height="1.929cm" svg:x="7.178cm" svg:y="4.075cm">
          <text:p text:style-name="P1"><text:span text:style-name="T4">Σ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3.753cm" svg:height="2.642cm" svg:x="21.284cm" svg:y="15.513cm">
          <text:p text:style-name="P1">Desired<text:line-break/>st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84cm" svg:y1="16.834cm" svg:x2="15.216cm" svg:y2="14.424cm" draw:start-shape="id1" draw:start-glue-point="3" draw:end-shape="id2" draw:end-glue-point="2" svg:d="m21284 16834h-6068v-2410">
          <text:p/>
        </draw:connector>
        <draw:connector draw:style-name="gr3" draw:text-style-name="P1" draw:layer="layout" svg:x1="24.677cm" svg:y1="10.721cm" svg:x2="18.418cm" svg:y2="13.117cm" draw:start-shape="id3" draw:start-glue-point="2" draw:end-shape="id2" draw:end-glue-point="1" svg:d="m24677 10721v2396h-6259">
          <text:p/>
        </draw:connector>
        <draw:connector draw:style-name="gr3" draw:text-style-name="P1" draw:layer="layout" svg:x1="12.014cm" svg:y1="13.117cm" svg:x2="7.162cm" svg:y2="13.113cm" draw:start-shape="id2" draw:start-glue-point="3" draw:end-shape="id4" draw:end-glue-point="1" svg:d="m12014 13117h-2426v-4h-2426">
          <text:p/>
        </draw:connector>
        <draw:custom-shape draw:style-name="gr1" draw:text-style-name="P1" xml:id="id5" draw:id="id5" draw:layer="layout" svg:width="3.911cm" svg:height="2.697cm" svg:x="3.252cm" svg:y="7.594cm">
          <text:p text:style-name="P1">Feedback<text:line-break/>Force, f<text:span text:style-name="T1">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06cm" svg:y1="11.765cm" svg:x2="5.207cm" svg:y2="10.291cm" draw:start-shape="id4" draw:start-glue-point="0" draw:end-shape="id5" draw:end-glue-point="2" svg:d="m5206 11765v-738h1v-736">
          <text:p/>
        </draw:connector>
        <draw:connector draw:style-name="gr3" draw:text-style-name="P1" draw:layer="layout" svg:x1="5.207cm" svg:y1="7.594cm" svg:x2="7.178cm" svg:y2="5.04cm" draw:start-shape="id5" draw:start-glue-point="0" draw:end-shape="id6" draw:end-glue-point="6" svg:d="m5207 7594v-2554h1971">
          <text:p/>
        </draw:connector>
        <draw:connector draw:style-name="gr3" draw:text-style-name="P1" draw:layer="layout" svg:x1="7.245cm" svg:y1="2.041cm" svg:x2="8.241cm" svg:y2="4.075cm" draw:start-shape="id7" draw:start-glue-point="1" draw:end-shape="id6" draw:end-glue-point="4" svg:d="m7245 2041h996v2034">
          <text:p/>
        </draw:connector>
        <draw:connector draw:style-name="gr3" draw:text-style-name="P1" draw:layer="layout" svg:x1="9.303cm" svg:y1="5.04cm" svg:x2="12.342cm" svg:y2="5.059cm" draw:start-shape="id6" draw:start-glue-point="10" draw:end-shape="id8" draw:end-glue-point="3" svg:d="m9303 5040h1520v19h1519">
          <text:p/>
        </draw:connector>
        <draw:connector draw:style-name="gr3" draw:text-style-name="P1" draw:layer="layout" svg:x1="19.312cm" svg:y1="5.059cm" svg:x2="24.677cm" svg:y2="8.079cm" draw:start-shape="id8" draw:start-glue-point="1" draw:end-shape="id3" draw:end-glue-point="0" svg:d="m19312 5059h5365v3020">
          <text:p/>
        </draw:connector>
        <draw:frame draw:style-name="gr4" draw:layer="layout" svg:width="3.539cm" svg:height="1.88cm" svg:x="23.077cm" svg:y="8.626cm">
          <draw:text-box>
            <text:p>U<text:span text:style-name="T5">0</text:span> + <text:span text:style-name="T3">s</text:span>U<text:span text:style-name="T5">1</text:span></text:p>
          </draw:text-box>
        </draw:frame>
        <draw:frame draw:style-name="gr5" draw:layer="layout" svg:width="3.834cm" svg:height="1.43cm" svg:x="20.608cm" svg:y="3.502cm">
          <draw:text-box>
            <text:p><text:span text:style-name="T6">r̈</text:span><text:span text:style-name="T7">,</text:span><text:span text:style-name="T6">ṙ</text:span><text:span text:style-name="T8">,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35cm" draw:marker-start-center="false" draw:marker-end="Arrow" draw:marker-end-width="0.35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7T22:35:40.51</meta:creation-date>
    <dc:date>2011-11-27T23:26:09.25</dc:date>
    <meta:editing-duration>PT19M56S</meta:editing-duration>
    <meta:editing-cycles>2</meta:editing-cycles>
    <meta:generator>LibreOffice/3.4$Win32 LibreOffice_project/340m1$Build-203</meta:generator>
    <meta:document-statistic meta:object-count="18"/>
  </office:meta>
</office:document-meta>
</file>